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b07aa" officeooo:paragraph-rsid="000af334"/>
    </style:style>
    <style:style style:name="P2" style:family="paragraph" style:parent-style-name="Heading_20_2">
      <style:text-properties officeooo:rsid="001bb5a8" officeooo:paragraph-rsid="000af334"/>
    </style:style>
    <style:style style:name="P3" style:family="paragraph" style:parent-style-name="Heading_20_3">
      <style:text-properties officeooo:rsid="001b07aa" officeooo:paragraph-rsid="000af334"/>
    </style:style>
    <style:style style:name="P4" style:family="paragraph" style:parent-style-name="Heading_20_3">
      <style:text-properties officeooo:paragraph-rsid="000af334"/>
    </style:style>
    <style:style style:name="P5" style:family="paragraph" style:parent-style-name="Heading_20_3">
      <style:text-properties fo:font-size="18pt" officeooo:rsid="000af334" officeooo:paragraph-rsid="000af334" style:font-size-asian="18pt" style:font-size-complex="18pt"/>
    </style:style>
    <style:style style:name="P6" style:family="paragraph" style:parent-style-name="Horizontal_20_Line">
      <style:text-properties officeooo:paragraph-rsid="000af334"/>
    </style:style>
    <style:style style:name="P7" style:family="paragraph" style:parent-style-name="Standard">
      <style:text-properties officeooo:rsid="001bb5a8" officeooo:paragraph-rsid="000af334"/>
    </style:style>
    <style:style style:name="P8" style:family="paragraph" style:parent-style-name="Standard">
      <style:text-properties fo:color="#000000" style:font-name="Droid Sans Mono" fo:font-size="10.5pt" fo:font-weight="normal" officeooo:rsid="001b07aa" officeooo:paragraph-rsid="000af334" fo:background-color="#fffffe"/>
    </style:style>
    <style:style style:name="P9" style:family="paragraph" style:parent-style-name="Standard">
      <style:paragraph-properties style:line-height-at-least="0.198in"/>
      <style:text-properties fo:color="#000000" style:font-name="Droid Sans Mono" fo:font-size="10.5pt" fo:font-weight="normal" officeooo:paragraph-rsid="000af334" fo:background-color="#fffffe"/>
    </style:style>
    <style:style style:name="P10" style:family="paragraph" style:parent-style-name="Standard">
      <style:paragraph-properties style:line-height-at-least="0.198in"/>
      <style:text-properties officeooo:paragraph-rsid="000af334"/>
    </style:style>
    <style:style style:name="P11" style:family="paragraph" style:parent-style-name="Standard">
      <style:text-properties officeooo:rsid="001b07aa" officeooo:paragraph-rsid="000af334"/>
    </style:style>
    <style:style style:name="P12" style:family="paragraph" style:parent-style-name="Standard">
      <style:paragraph-properties style:line-height-at-least="0.198in"/>
      <style:text-properties fo:color="#a31515" style:font-name="Droid Sans Mono" fo:font-size="10.5pt" fo:font-weight="normal" officeooo:paragraph-rsid="000af334" fo:background-color="#fffffe"/>
    </style:style>
    <style:style style:name="P13" style:family="paragraph" style:parent-style-name="Text_20_body">
      <style:text-properties officeooo:rsid="001b07aa" officeooo:paragraph-rsid="000af334"/>
    </style:style>
    <style:style style:name="P14" style:family="paragraph" style:parent-style-name="Text_20_body" style:list-style-name="L1">
      <style:text-properties officeooo:paragraph-rsid="000af334"/>
    </style:style>
    <style:style style:name="P15" style:family="paragraph" style:parent-style-name="Text_20_body">
      <style:text-properties officeooo:rsid="001bb5a8" officeooo:paragraph-rsid="000af334"/>
    </style:style>
    <style:style style:name="P16" style:family="paragraph" style:parent-style-name="Text_20_body" style:list-style-name="L4">
      <style:text-properties officeooo:paragraph-rsid="000af334"/>
    </style:style>
    <style:style style:name="P17" style:family="paragraph" style:parent-style-name="Text_20_body" style:list-style-name="L5">
      <style:text-properties officeooo:paragraph-rsid="000af334"/>
    </style:style>
    <style:style style:name="P18" style:family="paragraph" style:parent-style-name="Text_20_body">
      <style:text-properties officeooo:paragraph-rsid="000af334"/>
    </style:style>
    <style:style style:name="P19" style:family="paragraph" style:parent-style-name="Text_20_body">
      <style:text-properties fo:font-weight="bold" officeooo:paragraph-rsid="000af334" style:font-weight-asian="bold" style:font-weight-complex="bold"/>
    </style:style>
    <style:style style:name="P20" style:family="paragraph" style:parent-style-name="Text_20_body" style:list-style-name="L1">
      <style:paragraph-properties fo:margin-top="0in" fo:margin-bottom="0in" loext:contextual-spacing="false"/>
      <style:text-properties officeooo:paragraph-rsid="000af334"/>
    </style:style>
    <style:style style:name="P21" style:family="paragraph" style:parent-style-name="Text_20_body" style:list-style-name="L4">
      <style:paragraph-properties fo:margin-top="0in" fo:margin-bottom="0in" loext:contextual-spacing="false"/>
      <style:text-properties officeooo:paragraph-rsid="000af334"/>
    </style:style>
    <style:style style:name="P22" style:family="paragraph" style:parent-style-name="Text_20_body" style:list-style-name="L5">
      <style:paragraph-properties fo:margin-top="0in" fo:margin-bottom="0in" loext:contextual-spacing="false"/>
      <style:text-properties officeooo:paragraph-rsid="000af334"/>
    </style:style>
    <style:style style:name="T1" style:family="text">
      <style:text-properties fo:color="#098658"/>
    </style:style>
    <style:style style:name="T2" style:family="text">
      <style:text-properties fo:color="#a31515"/>
    </style:style>
    <style:style style:name="T3" style:family="text">
      <style:text-properties fo:color="#0000ff"/>
    </style:style>
    <style:style style:name="T4"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Older way of change management</text:h>
      <text:h text:style-name="P3" text:outline-level="3">diff</text:h>
      <text:p text:style-name="P18">diff is used to find differences between two files. On its own, it’s a bit hard to use; instead, use it with diff -u to find lines which differ in two files:</text:p>
      <text:h text:style-name="P4" text:outline-level="3">diff -u</text:h>
      <text:p text:style-name="P18">diff -u is used to compare two files, line by line, and have the differing lines compared side-by-side in the same output. See below:</text:p>
      <text:p text:style-name="P8">~$ cat menu1.txt </text:p>
      <text:p text:style-name="P9">Menu1:</text:p>
      <text:p text:style-name="P10"/>
      <text:p text:style-name="P9">Apples</text:p>
      <text:p text:style-name="P9">Bananas</text:p>
      <text:p text:style-name="P9">Oranges</text:p>
      <text:p text:style-name="P9">Pears</text:p>
      <text:p text:style-name="P10"/>
      <text:p text:style-name="P9">~$ cat menu2.txt </text:p>
      <text:p text:style-name="P9">Menu:</text:p>
      <text:p text:style-name="P10"/>
      <text:p text:style-name="P9">Apples</text:p>
      <text:p text:style-name="P9">Bananas</text:p>
      <text:p text:style-name="P9">Grapes</text:p>
      <text:p text:style-name="P9">Strawberries</text:p>
      <text:p text:style-name="P10"/>
      <text:p text:style-name="P9">~$ diff -u menu1.txt menu2.txt </text:p>
      <text:p text:style-name="P9">--- menu1.txt <text:span text:style-name="T1">2019-12-16</text:span> <text:span text:style-name="T1">18</text:span>:<text:span text:style-name="T1">46</text:span>:<text:span text:style-name="T1">13.794879924</text:span> +<text:span text:style-name="T1">0900</text:span></text:p>
      <text:p text:style-name="P9">+++ menu2.txt <text:span text:style-name="T1">2019-12-16</text:span> <text:span text:style-name="T1">18</text:span>:<text:span text:style-name="T1">46</text:span>:<text:span text:style-name="T1">42.090995670</text:span> +<text:span text:style-name="T1">0900</text:span></text:p>
      <text:p text:style-name="P9">@@ <text:span text:style-name="T1">-1</text:span>,<text:span text:style-name="T1">6</text:span> +<text:span text:style-name="T1">1</text:span>,<text:span text:style-name="T1">6</text:span> @@</text:p>
      <text:p text:style-name="P9">-Menu1:</text:p>
      <text:p text:style-name="P9">+Menu:</text:p>
      <text:p text:style-name="P9">Apples</text:p>
      <text:p text:style-name="P9">Bananas</text:p>
      <text:p text:style-name="P9">-Oranges</text:p>
      <text:p text:style-name="P9">-Pears</text:p>
      <text:p text:style-name="P9">+Grapes</text:p>
      <text:p text:style-name="P9">+Strawberries</text:p>
      <text:p text:style-name="P9"/>
      <text:p text:style-name="P11"/>
      <text:p text:style-name="P11"/>
      <text:h text:style-name="P3" text:outline-level="3"><text:soft-page-break/></text:h>
      <text:h text:style-name="P3" text:outline-level="3"/>
      <text:h text:style-name="P3" text:outline-level="3">Patch</text:h>
      <text:p text:style-name="P18">Patch is useful for applying file differences. See the below example, which compares two files. The comparison is saved as a .diff file, which is then patched to the original file!</text:p>
      <text:p text:style-name="P11"/>
      <text:p text:style-name="P11"/>
      <text:p text:style-name="P8">~$ cat hello_world.txt </text:p>
      <text:p text:style-name="P9">Hello World</text:p>
      <text:p text:style-name="P9">~$ cat hello_world_long.txt </text:p>
      <text:p text:style-name="P9">Hello World</text:p>
      <text:p text:style-name="P10"/>
      <text:p text:style-name="P9">It<text:span text:style-name="T2">'s a wonderful day!</text:span></text:p>
      <text:p text:style-name="P9">~$ diff -u hello_world.txt hello_world_long.txt </text:p>
      <text:p text:style-name="P9">--- hello_world.txt <text:span text:style-name="T1">2019-12-16</text:span> <text:span text:style-name="T1">19</text:span>:<text:span text:style-name="T1">24</text:span>:<text:span text:style-name="T1">12.556102821</text:span> +<text:span text:style-name="T1">0900</text:span></text:p>
      <text:p text:style-name="P9">+++ hello_world_long.txt <text:span text:style-name="T1">2019-12-16</text:span> <text:span text:style-name="T1">19</text:span>:<text:span text:style-name="T1">24</text:span>:<text:span text:style-name="T1">38.944207773</text:span> +<text:span text:style-name="T1">0900</text:span></text:p>
      <text:p text:style-name="P9">@@ <text:span text:style-name="T1">-1</text:span> +<text:span text:style-name="T1">1</text:span>,<text:span text:style-name="T1">3</text:span> @@</text:p>
      <text:p text:style-name="P9">Hello World</text:p>
      <text:p text:style-name="P9">+</text:p>
      <text:p text:style-name="P9">+It<text:span text:style-name="T2">'s a wonderful day!</text:span></text:p>
      <text:p text:style-name="P9">~$ diff -u hello_world.txt hello_world_long.txt &gt; hello_world.diff</text:p>
      <text:p text:style-name="P9">~$ patch &lt; hello_world.diff </text:p>
      <text:p text:style-name="P9">patching <text:span text:style-name="T3">file</text:span> hello_world.txt</text:p>
      <text:p text:style-name="P9">~$ cat hello_world.txt </text:p>
      <text:p text:style-name="P9">Hello World</text:p>
      <text:p text:style-name="P10"/>
      <text:p text:style-name="P9">It<text:span text:style-name="T2">'s a wonderful day!</text:span></text:p>
      <text:p text:style-name="P12"/>
      <text:p text:style-name="P11"/>
      <text:p text:style-name="P13">There are some other interesting patch and diff commands such as patch -p1, diff -r !</text:p>
      <text:p text:style-name="P19">Check them out in the following references:</text:p>
      <text:list xml:id="list3600359910" text:style-name="L1">
        <text:list-item>
          <text:p text:style-name="P20"><text:a xlink:type="simple" xlink:href="http://man7.org/linux/man-pages/man1/diff.1.html" office:target-frame-name="_blank" xlink:show="new" text:style-name="Internet_20_link" text:visited-style-name="Visited_20_Internet_20_Link"><text:span text:style-name="T4">http://man7.org/linux/man-pages/man1/diff.1.html</text:span></text:a></text:p>
        </text:list-item>
        <text:list-item>
          <text:p text:style-name="P14"><text:a xlink:type="simple" xlink:href="http://man7.org/linux/man-pages/man1/patch.1.html" office:target-frame-name="_blank" xlink:show="new" text:style-name="Internet_20_link" text:visited-style-name="Visited_20_Internet_20_Link"><text:span text:style-name="T4">http://man7.org/linux/man-pages/man1/patch.1.html</text:span></text:a></text:p>
        </text:list-item>
      </text:list>
      <text:p text:style-name="P11"/>
      <text:p text:style-name="P11"/>
      <text:p text:style-name="P11"/>
      <text:h text:style-name="P1" text:outline-level="2"><text:soft-page-break/></text:h>
      <text:h text:style-name="P1" text:outline-level="2"/>
      <text:h text:style-name="P1" text:outline-level="2">More Information About Git</text:h>
      <text:p text:style-name="P6"/>
      <text:p text:style-name="P18">Check out the following links for more information:</text:p>
      <text:list xml:id="list1360354107" text:style-name="L4">
        <text:list-item>
          <text:p text:style-name="P21"><text:a xlink:type="simple" xlink:href="https://git-scm.com/doc" office:target-frame-name="_blank" xlink:show="new" text:style-name="Internet_20_link" text:visited-style-name="Visited_20_Internet_20_Link"><text:span text:style-name="T4">https://git-scm.com/doc</text:span></text:a></text:p>
        </text:list-item>
        <text:list-item>
          <text:p text:style-name="P21"><text:a xlink:type="simple" xlink:href="https://www.mercurial-scm.org/" office:target-frame-name="_blank" xlink:show="new" text:style-name="Internet_20_link" text:visited-style-name="Visited_20_Internet_20_Link"><text:span text:style-name="T4">https://www.mercurial-scm.org/</text:span></text:a></text:p>
        </text:list-item>
        <text:list-item>
          <text:p text:style-name="P21"><text:a xlink:type="simple" xlink:href="https://subversion.apache.org/" office:target-frame-name="_blank" xlink:show="new" text:style-name="Internet_20_link" text:visited-style-name="Visited_20_Internet_20_Link"><text:span text:style-name="T4">https://subversion.apache.org/</text:span></text:a></text:p>
        </text:list-item>
        <text:list-item>
          <text:p text:style-name="P16"><text:a xlink:type="simple" xlink:href="https://en.wikipedia.org/wiki/Version_control" office:target-frame-name="_blank" xlink:show="new" text:style-name="Internet_20_link" text:visited-style-name="Visited_20_Internet_20_Link"><text:span text:style-name="T4">https://en.wikipedia.org/wiki/Version_control</text:span></text:a></text:p>
        </text:list-item>
      </text:list>
      <text:p text:style-name="P11"/>
      <text:p text:style-name="P11"/>
      <text:p text:style-name="P7"><text:s/>In <text:a xlink:type="simple" xlink:href="https://git-scm.com/" text:style-name="Internet_20_link" text:visited-style-name="Visited_20_Internet_20_Link">https://git-scm.com/</text:a> <text:s/>, scm refers to source control management</text:p>
      <text:p text:style-name="P7"/>
      <text:p text:style-name="P7"/>
      <text:h text:style-name="P2" text:outline-level="2">Installing Git</text:h>
      <text:p text:style-name="P6"/>
      <text:p text:style-name="P18">The first step on the way to using Git is to install it! The directions found in the Git documentation below are pretty thorough and helpful, check them out for the best method of getting Git onto your platform of choice.</text:p>
      <text:list xml:id="list1164025555" text:style-name="L5">
        <text:list-item>
          <text:p text:style-name="P22"><text:a xlink:type="simple" xlink:href="https://git-scm.com/downloads" office:target-frame-name="_blank" xlink:show="new" text:style-name="Internet_20_link" text:visited-style-name="Visited_20_Internet_20_Link"><text:span text:style-name="T4">Git download page</text:span></text:a></text:p>
        </text:list-item>
        <text:list-item>
          <text:p text:style-name="P17"><text:a xlink:type="simple" xlink:href="https://git-scm.com/book/en/v2/Getting-Started-Installing-Git" office:target-frame-name="_blank" xlink:show="new" text:style-name="Internet_20_link" text:visited-style-name="Visited_20_Internet_20_Link"><text:span text:style-name="T4">Git installation instructions for each platform</text:span></text:a></text:p>
        </text:list-item>
      </text:list>
      <text:p text:style-name="P15"/>
      <text:p text:style-name="P15"/>
      <text:p text:style-name="P15"/>
      <text:p text:style-name="P15"/>
      <text:h text:style-name="P2" text:outline-level="2">Initial Git Cheat Sheet</text:h>
      <text:p text:style-name="P6"/>
      <text:p text:style-name="P18">Check out the following links for more information:</text:p>
      <text:p text:style-name="P18">The <text:a xlink:type="simple" xlink:href="https://git.kernel.org/pub/scm/linux/kernel/git/torvalds/linux.git/tree/Documentation/process/submitting-patches.rst?id=HEAD" office:target-frame-name="_blank" xlink:show="new" text:style-name="Internet_20_link" text:visited-style-name="Visited_20_Internet_20_Link"><text:span text:style-name="T4">Linux kernel documentation</text:span></text:a> itself, as well as <text:a xlink:type="simple" xlink:href="http://stopwritingramblingcommitmessages.com/" office:target-frame-name="_blank" xlink:show="new" text:style-name="Internet_20_link" text:visited-style-name="Visited_20_Internet_20_Link"><text:span text:style-name="T4">impassioned</text:span></text:a> opinions from other <text:a xlink:type="simple" xlink:href="https://robots.thoughtbot.com/5-useful-tips-for-a-better-commit-message" office:target-frame-name="_blank" xlink:show="new" text:style-name="Internet_20_link" text:visited-style-name="Visited_20_Internet_20_Link"><text:span text:style-name="T4">developers</text:span></text:a>. </text:p>
      <text:p text:style-name="P18">You can check out "<text:a xlink:type="simple" xlink:href="https://help.github.com/articles/setting-your-email-in-git/" office:target-frame-name="_blank" xlink:show="new" text:style-name="Internet_20_link" text:visited-style-name="Visited_20_Internet_20_Link"><text:span text:style-name="T4">Setting your email in Git</text:span></text:a>" and "<text:a xlink:type="simple" xlink:href="https://help.github.com/articles/keeping-your-email-address-private/" office:target-frame-name="_blank" xlink:show="new" text:style-name="Internet_20_link" text:visited-style-name="Visited_20_Internet_20_Link"><text:span text:style-name="T4">Keeping your email address private</text:span></text:a>" on the GitHub help site for how to do this. </text:p>
      <text:p text:style-name="P7"><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09:50:37.213832923</meta:creation-date>
    <dc:date>2020-11-22T09:53:16.173260767</dc:date>
    <meta:editing-duration>PT2M40S</meta:editing-duration>
    <meta:editing-cycles>1</meta:editing-cycles>
    <meta:document-statistic meta:table-count="0" meta:image-count="0" meta:object-count="0" meta:page-count="4" meta:paragraph-count="68" meta:word-count="362" meta:character-count="2406" meta:non-whitespace-character-count="2108"/>
    <meta:generator>LibreOffice/6.4.6.2$Linux_X86_64 LibreOffice_project/40$Build-2</meta:generator>
  </office:meta>
</office:document-meta>
</file>